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style>
    <style:style style:name="T2" style:parent-style-name="預設段落字型" style:family="text">
      <style:text-properties style:font-name="Courier New" style:font-name-complex="Courier New"/>
    </style:style>
    <style:style style:name="T3" style:parent-style-name="預設段落字型" style:family="text">
      <style:text-properties style:font-name="Courier New" style:font-name-complex="Courier New" style:text-position="sub 66.6%"/>
    </style:style>
    <style:style style:name="T4" style:parent-style-name="預設段落字型" style:family="text">
      <style:text-properties style:font-name="新細明體" style:font-name-complex="Courier New" style:text-position="sub 50%"/>
    </style:style>
    <style:style style:name="T5" style:parent-style-name="預設段落字型" style:family="text">
      <style:text-properties style:font-name="新細明體" style:font-name-complex="Courier New"/>
    </style:style>
    <style:style style:name="T6" style:parent-style-name="預設段落字型" style:family="text">
      <style:text-properties style:font-name="Courier New" style:font-name-complex="Courier New"/>
    </style:style>
    <style:style style:name="T7" style:parent-style-name="預設段落字型" style:family="text">
      <style:text-properties style:font-name="Courier New" style:font-name-complex="Courier New" style:text-position="sub 66.6%"/>
    </style:style>
    <style:style style:name="T8" style:parent-style-name="預設段落字型" style:family="text">
      <style:text-properties style:font-name="Courier New" style:font-name-complex="Courier New"/>
    </style:style>
    <style:style style:name="T9" style:parent-style-name="預設段落字型" style:family="text">
      <style:text-properties style:font-name="Courier New" style:font-name-complex="Courier New"/>
    </style:style>
    <style:style style:name="T10" style:parent-style-name="預設段落字型" style:family="text">
      <style:text-properties style:font-name="Courier New" style:font-name-complex="Courier New"/>
    </style:style>
    <style:style style:name="T11" style:parent-style-name="預設段落字型" style:family="text">
      <style:text-properties style:font-name="Courier New" style:font-name-complex="Courier New"/>
    </style:style>
    <style:style style:name="T12" style:parent-style-name="預設段落字型" style:family="text">
      <style:text-properties style:font-name="Courier New" style:font-name-complex="Courier New"/>
    </style:style>
    <style:style style:name="T13" style:parent-style-name="預設段落字型" style:family="text">
      <style:text-properties style:font-name="Courier New" style:font-name-complex="Courier New"/>
    </style:style>
    <style:style style:name="T14" style:parent-style-name="預設段落字型" style:family="text">
      <style:text-properties style:font-name="Courier New" style:font-name-complex="Courier New"/>
    </style:style>
    <style:style style:name="T15" style:parent-style-name="預設段落字型" style:family="text">
      <style:text-properties style:font-name="Courier New" style:font-name-complex="Courier New" style:text-position="sub 66.6%"/>
    </style:style>
    <style:style style:name="T16" style:parent-style-name="預設段落字型" style:family="text">
      <style:text-properties style:font-name="Courier New" style:font-name-complex="Courier New"/>
    </style:style>
    <style:style style:name="T17" style:parent-style-name="預設段落字型" style:family="text">
      <style:text-properties style:font-name="Courier New" style:font-name-complex="Courier New"/>
    </style:style>
    <style:style style:name="T18" style:parent-style-name="預設段落字型" style:family="text">
      <style:text-properties style:font-name="Courier New" style:font-name-complex="Courier New" style:text-position="sub 66.6%"/>
    </style:style>
    <style:style style:name="T19" style:parent-style-name="預設段落字型" style:family="text">
      <style:text-properties style:font-name="Courier New" style:font-name-complex="Courier New"/>
    </style:style>
    <style:style style:name="T20" style:parent-style-name="預設段落字型" style:family="text">
      <style:text-properties style:font-name="Courier New" style:font-name-complex="Courier New"/>
    </style:style>
    <style:style style:name="T21" style:parent-style-name="預設段落字型" style:family="text">
      <style:text-properties style:font-name="Courier New" style:font-name-complex="Courier New"/>
    </style:style>
    <style:style style:name="T22" style:parent-style-name="預設段落字型" style:family="text">
      <style:text-properties style:font-name="Courier New" style:font-name-complex="Courier New"/>
    </style:style>
    <style:style style:name="T23" style:parent-style-name="預設段落字型" style:family="text">
      <style:text-properties style:font-name="Courier New" style:font-name-complex="Courier New"/>
    </style:style>
    <style:style style:name="T24" style:parent-style-name="預設段落字型" style:family="text">
      <style:text-properties style:font-name="Courier New" style:font-name-complex="Courier New"/>
    </style:style>
    <style:style style:name="T25" style:parent-style-name="預設段落字型" style:family="text">
      <style:text-properties style:font-name="Courier New" style:font-name-complex="Courier New"/>
    </style:style>
    <style:style style:name="T26" style:parent-style-name="預設段落字型" style:family="text">
      <style:text-properties style:font-name="Courier New" style:font-name-complex="Courier New"/>
    </style:style>
    <style:style style:name="T27" style:parent-style-name="預設段落字型" style:family="text">
      <style:text-properties style:font-name="Courier New" style:font-name-complex="Courier New"/>
    </style:style>
    <style:style style:name="P28" style:parent-style-name="內文" style:family="paragraph">
      <style:paragraph-properties fo:text-indent="0.1666in"/>
    </style:style>
  </office:automatic-styles>
  <office:body>
    <office:text text:use-soft-page-breaks="true">
      <text:p text:style-name="P1">1.本署所有監測儀器均有嚴格之品保作業程序以維持資料之準確性與可靠性。</text:p>
      <text:p text:style-name="內文">惟為避免因網路傳輸過程或其他因素所產生之數據漏失或改變，相關資訊仍請以本署正式發佈之月報、年報為準。</text:p>
      <text:p text:style-name="內文"/>
      <text:p text:style-name="內文">2.本網站所下載之空氣品質監測資料僅供一般參考，不得從事任何商業行為或以任何形式轉載及做為任何證明使用。</text:p>
      <text:p text:style-name="內文">使用時須瞭解因儀器特性、區域環境等因素所可能產生之數據變異，本署對於該等資料在任何特定情況下使用時的準確性或恰當性，並沒有作出任何明示或隱含的陳述、申述、保證或擔保。<text:s/></text:p>
      <text:p text:style-name="內文"/>
      <text:p text:style-name="內文">3.對於未經本署同意或不當引用本網站資料而引起的任何損失，本署概不負責。</text:p>
      <text:p text:style-name="內文">本署保留權利，可隨時刪除、暫停或編輯本網站所登載之相關資料，而無須給予任何理由，亦無須事先通知。</text:p>
      <text:p text:style-name="內文">使用者有責任自行評估本網站所登載之一切資料並審慎運用。<text:s/></text:p>
      <text:p text:style-name="內文"/>
      <text:p text:style-name="內文">4.如需引用本署所提供監測數據發表論文、報告等，請註明資料來源。<text:s/></text:p>
      <text:p text:style-name="內文"/>
      <text:p text:style-name="內文">5.自2011年起由每日依監測項目多筆排列之順序，修正為每日一筆資料呈現所有監測項目排列方式。</text:p>
      <text:p text:style-name="內文"/>
      <text:p text:style-name="內文">6.<text:span text:style-name="T2">PM</text:span><text:span text:style-name="T3">1</text:span><text:span text:style-name="T4">0</text:span><text:span text:style-name="T5">及</text:span><text:span text:style-name="T6">PM</text:span><text:span text:style-name="T7">2.5</text:span><text:span text:style-name="T8">係</text:span><text:span text:style-name="T9">使用</text:span><text:span text:style-name="T10">貝他射線</text:span><text:span text:style-name="T11">衰減法所測得（可參見本</text:span><text:span text:style-name="T12">年</text:span><text:span text:style-name="T13">年報附錄二），</text:span><text:span text:style-name="T14">PM</text:span><text:span text:style-name="T15">2.5</text:span><text:span text:style-name="T16">自動監測尚無標準方法，其小時值僅供預警參考，不宜直接與</text:span><text:span text:style-name="T17">PM</text:span><text:span text:style-name="T18">2.5</text:span><text:span text:style-name="T19">空氣品質標準之</text:span><text:span text:style-name="T20">24</text:span><text:span text:style-name="T21">小時值</text:span><text:span text:style-name="T22"><text:s/>(35<text:s/></text:span><text:span text:style-name="T23">微克</text:span><text:span text:style-name="T24">/</text:span><text:span text:style-name="T25">立方公尺</text:span><text:span text:style-name="T26">)</text:span><text:span text:style-name="T27">比較。</text:span></text:p>
      <text:p text:style-name="內文"/>
      <text:p text:style-name="內文">7.對於本網頁提供之監測資料，如有任何建議、指正或願意分享您的成果，請致本署環保e言堂(http://forum.epa.gov.tw)。</text:p>
      <text:p text:style-name="內文"/>
      <text:p text:style-name="內文">8.監測站相關基本資料請參考年報；QA/QC相關報告請參考操作品保報告。<text:s/></text:p>
      <text:p text:style-name="內文"><text:s/></text:p>
      <text:p text:style-name="內文">9.檔案格式說明</text:p>
      <text:p text:style-name="內文"><text:s text:c="2"/>a.每個檔案第1列為表頭，格式說明如下</text:p>
      <text:p text:style-name="內文"><text:tab/>監測日期（西元年/月/日）、測站名稱、測項、監測時間(1-24時)</text:p>
      <text:p text:style-name="內文"><text:s text:c="2"/>b.第2列以後為測值，內容如表頭所述，單位如下。</text:p>
      <text:p text:style-name="內文"><text:s text:c="2"/>c.1時：指0:00-0:59，2時：指1:00-1:59 ...<text:s/>，24時：指23:00-23:59。</text:p>
      <text:p text:style-name="內文"/>
      <text:p text:style-name="內文">10.普通測站資料註記說明：</text:p>
      <text:p text:style-name="內文"><text:s text:c="2"/># <text:s text:c="6"/>表示儀器檢核為無效值<text:s/></text:p>
      <text:p text:style-name="內文"><text:s text:c="2"/>* <text:s text:c="6"/>表示程式檢核為無效值<text:s/></text:p>
      <text:soft-page-break/>
      <text:p text:style-name="內文"><text:s text:c="2"/>x <text:s text:c="6"/>表示人工檢核為無效值</text:p>
      <text:p text:style-name="內文"><text:s text:c="2"/>NR <text:s text:c="5"/>表示無降雨</text:p>
      <text:p text:style-name="內文"><text:s text:c="2"/>空白<text:s text:c="4"/>表示缺值</text:p>
      <text:p text:style-name="內文"><text:s text:c="2"/></text:p>
      <text:p text:style-name="內文"/>
      <text:p text:style-name="內文">11.測項簡稱<text:s text:c="5"/><text:s text:c="3"/><text:s text:c="3"/>單位<text:s text:c="11"/>測項名稱</text:p>
      <text:p text:style-name="內文"><text:s text:c="2"/>SO2 <text:s text:c="5"/><text:s/><text:s text:c="10"/>ppb <text:s text:c="11"/>二氧化硫</text:p>
      <text:p text:style-name="內文"><text:s text:c="2"/>CO <text:s text:c="17"/>ppm <text:s text:c="11"/>一氧化碳</text:p>
      <text:p text:style-name="內文"><text:s text:c="2"/>O3 <text:s text:c="17"/>ppb <text:s text:c="12"/>臭氧</text:p>
      <text:p text:style-name="內文"><text:s text:c="2"/>PM10 <text:s text:c="14"/>μg/m3 <text:s text:c="8"/>懸浮微粒</text:p>
      <text:p text:style-name="內文"><text:s text:c="2"/>PM2.5 <text:s text:c="13"/>μg/m3 <text:s text:c="8"/>細懸浮微粒</text:p>
      <text:p text:style-name="內文"><text:s text:c="2"/>NOx <text:s text:c="16"/>ppb <text:s text:c="12"/>氮氧化物</text:p>
      <text:p text:style-name="內文"><text:s text:c="2"/>NO <text:s text:c="17"/>ppb <text:s text:c="12"/>一氧化氮</text:p>
      <text:p text:style-name="內文"><text:s text:c="2"/>NO2 <text:s text:c="6"/><text:s/><text:s text:c="9"/>ppb <text:s text:c="12"/>二氧化氮</text:p>
      <text:p text:style-name="內文"><text:s text:c="2"/>THC <text:s text:c="16"/>ppm <text:s text:c="11"/>總碳氫合物</text:p>
      <text:p text:style-name="內文"><text:s text:c="2"/>NMHC <text:s text:c="2"/><text:s text:c="2"/><text:s text:c="10"/>ppm <text:s text:c="11"/>非甲烷碳氫化合物</text:p>
      <text:p text:style-name="內文"><text:s text:c="2"/>CH4 <text:s text:c="17"/>ppm <text:s text:c="11"/>甲烷</text:p>
      <text:p text:style-name="內文"><text:s text:c="2"/>UVB <text:s text:c="16"/>UVI <text:s text:c="12"/>紫外線指數</text:p>
      <text:p text:style-name="內文"><text:s text:c="2"/>AMB_TEMP<text:s text:c="3"/><text:s text:c="8"/>℃<text:s text:c="13"/>大氣溫度</text:p>
      <text:p text:style-name="內文"><text:s text:c="2"/>RAINFALL <text:s text:c="3"/><text:s text:c="4"/><text:s text:c="4"/>mm <text:s text:c="12"/>雨量</text:p>
      <text:p text:style-name="內文"><text:s text:c="2"/>RH <text:s text:c="19"/>% <text:s text:c="12"/>相對溼度</text:p>
      <text:p text:style-name="內文"><text:s text:c="2"/>WIND_SPEED <text:s text:c="3"/><text:s text:c="3"/><text:s text:c="2"/>m/sec <text:s text:c="6"/>風速(以每小時最後10分鐘算術平均)</text:p>
      <text:p text:style-name="內文"><text:s text:c="2"/>WIND_DIREC <text:s/><text:s text:c="2"/><text:s text:c="4"/>degress <text:s/><text:s text:c="3"/><text:s text:c="2"/>風向(以每小時最後10分鐘向量平均)</text:p>
      <text:p text:style-name="內文"><text:s text:c="2"/>WS_HR <text:s text:c="13"/>m/sec <text:s text:c="7"/>風速小時值(以整個小時向量平均)</text:p>
      <text:p text:style-name="內文"><text:s text:c="2"/>WD_HR <text:s text:c="12"/>degress <text:s text:c="6"/>風向小時值(以整個小時向量平均)</text:p>
      <text:p text:style-name="內文"><text:s text:c="2"/>PH_RAIN <text:s text:c="11"/>pH <text:s text:c="12"/>酸鹼值(酸雨)</text:p>
      <text:p text:style-name="內文"><text:s text:c="2"/>RAIN_COND <text:s/><text:s text:c="5"/><text:s/>μS/cm <text:s text:c="8"/>導電度(酸雨)</text:p>
      <text:p text:style-name="內文"/>
      <text:p text:style-name="內文">12.各測站測站類型說明</text:p>
      <text:p text:style-name="內文"><text:s text:c="2"/>a.一般測站：除下述者外，皆為一般測站</text:p>
      <text:p text:style-name="P28">b.公園測站：恆春及陽明</text:p>
      <text:p text:style-name="內文"><text:s text:c="2"/>c.交通測站：鳳山、三重、中壢、永和、復興及大同</text:p>
      <text:p text:style-name="內文"><text:s text:c="2"/>d.背景測站：萬里、觀音、三義及橋頭</text:p>
      <text:p text:style-name="內文"><text:s text:c="2"/>e.工業測站：頭份、線西、台西、麥寮及前鎮</text:p>
      <text:p text:style-name="內文"><text:s text:c="2"/>f.參考測站：關山、埔里</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dc:description/>
    <dc:subject/>
    <meta:initial-creator>textar</meta:initial-creator>
    <dc:creator>textar</dc:creator>
    <meta:creation-date>2016-02-25T02:45:00Z</meta:creation-date>
    <dc:date>2016-02-25T02:45:00Z</dc:date>
    <meta:template xlink:href="Normal.dotm" xlink:type="simple"/>
    <meta:editing-cycles>2</meta:editing-cycles>
    <meta:editing-duration>PT0S</meta:editing-duration>
    <meta:document-statistic meta:page-count="2" meta:paragraph-count="3" meta:word-count="298" meta:character-count="1998" meta:row-count="14" meta:non-whitespace-character-count="1703"/>
  </office:meta>
</office:document-meta>
</file>